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bottom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line-height="100%"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9cm" svg:height="1.016cm" svg:x="23.262cm" svg:y="7.023cm">
          <text:p text:style-name="P1">QCDN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43cm" svg:height="1.089cm" svg:x="26.658cm" svg:y="7.023cm">
          <text:p text:style-name="P1">LAP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13cm" svg:height="1.159cm" svg:x="19.749cm" svg:y="4.249cm">
          <text:p text:style-name="P1">YOD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84cm" svg:height="1.159cm" svg:x="14.715cm" svg:y="4.259cm">
          <text:p text:style-name="P1">Hep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159cm" svg:x="17.522cm" svg:y="4.249cm">
          <text:p text:style-name="P1">Fastj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63cm" svg:height="1.105cm" svg:x="9.298cm" svg:y="10.344cm">
          <text:p text:style-name="P1">Q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994cm" svg:x="9.635cm" svg:y="8.547cm">
          <text:p text:style-name="P1">Blackha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49cm" svg:height="3.429cm" svg:x="23.424cm" svg:y="7.985cm">
          <text:p text:style-name="P2"><text:span text:style-name="T1">x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26cm" svg:height="2.867cm" svg:x="15.687cm" svg:y="5.245cm">
          <text:p text:style-name="P3"><text:span text:style-name="T2">Riv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0.778cm" svg:x="8.654cm" svg:y="0.738cm">
          <text:p text:style-name="P4"><text:s text:c="54"/>Can be taken from CVM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24cm" svg:height="0.778cm" svg:x="8.665cm" svg:y="1.738cm">
          <text:p text:style-name="P4"><text:s text:c="51"/>Has to be locally instal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42cm" svg:height="10.16cm" svg:x="8.046cm" svg:y="3.3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2cm" svg:height="10.16cm" svg:x="14.569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366cm" svg:height="10.16cm" svg:x="22.816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842cm" svg:height="2.032cm" svg:x="7.919cm" svg:y="13.4cm">
          <text:p text:style-name="P1">Monte Carlo</text:p>
          <text:p text:style-name="P1">event gener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93cm" svg:height="2.032cm" svg:x="14.604cm" svg:y="13.454cm">
          <text:p text:style-name="P1">Rivet event analysis</text:p>
          <text:p text:style-name="P1">Creation of fastNLO tab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2.032cm" svg:x="23.605cm" svg:y="13.081cm">
          <text:p text:style-name="P1">PDF fit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83cm" svg:height="2.032cm" svg:x="13.28cm" svg:y="5.7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42cm" svg:height="1.724cm" svg:x="16.761cm" svg:y="7.912cm">
          <text:p text:style-name="P1">MCgri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91cm" svg:height="2.032cm" svg:x="20.057cm" svg:y="9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4.937cm" svg:height="3.121cm" svg:x="8.57cm" svg:y="5.699cm">
          <text:p text:style-name="P3"><text:span text:style-name="T2">SHERP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724cm" svg:x="17.109cm" svg:y="9.563cm">
          <text:p text:style-name="P1">fastNL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09T17:50:57.619541511</dc:date>
    <meta:editing-duration>PT22M16S</meta:editing-duration>
    <meta:editing-cycles>7</meta:editing-cycles>
    <meta:generator>LibreOffice/4.2.8.2$Linux_X86_64 LibreOffice_project/420m0$Build-2</meta:generator>
    <meta:document-statistic meta:object-count="22"/>
  </office:meta>
</office:document-meta>
</file>